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157in" svg:y="6.772in">
            <draw:object draw:notify-on-update-of-ranges="Sheet1.A31:Sheet1.A37 Sheet1.B30:Sheet1.B30 Sheet1.B31:Sheet1.B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6in" svg:height="3.5398in" svg:x="0.3031in" svg:y="12.6504in">
            <draw:object draw:notify-on-update-of-ranges="Sheet1.A62:Sheet1.A68 Sheet1.B61:Sheet1.B61 Sheet1.B62:Sheet1.B68 Sheet1.A62:Sheet1.A68 Sheet1.C61:Sheet1.C61 Sheet1.C62:Sheet1.C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1 neuron/ class</text:p>
          </table:table-cell>
          <table:table-cell table:style-name="ce1" office:value-type="string" calcext:value-type="string">
            <text:p>3 neuron/ class</text:p>
          </table:table-cell>
          <table:table-cell table:style-name="ce1" office:value-type="string" calcext:value-type="string">
            <text:p>4 neuron/ class</text:p>
          </table:table-cell>
          <table:table-cell table:style-name="ce1" office:value-type="string" calcext:value-type="string">
            <text:p>6 neuron/ class</text:p>
          </table:table-cell>
          <table:table-cell table:style-name="ce1" office:value-type="string" calcext:value-type="string">
            <text:p>9 neuron/ class</text:p>
          </table:table-cell>
          <table:table-cell table:style-name="ce1" office:value-type="string" calcext:value-type="string">
            <text:p>20 neuron/ class</text:p>
          </table:table-cell>
          <table:table-cell table:style-name="ce1" office:value-type="string" calcext:value-type="string">
            <text:p>100 neuron/ class</text:p>
          </table:table-cell>
        </table:table-row>
        <table:table-row table:style-name="ro1">
          <table:table-cell/>
          <table:table-cell table:style-name="ce1" office:value-type="float" office:value="0.903728" calcext:value-type="float">
            <text:p>0.903728</text:p>
          </table:table-cell>
          <table:table-cell table:style-name="ce1" office:value-type="float" office:value="0.96049" calcext:value-type="float">
            <text:p>0.96049</text:p>
          </table:table-cell>
          <table:table-cell table:style-name="ce1" office:value-type="float" office:value="0.962716" calcext:value-type="float">
            <text:p>0.962716</text:p>
          </table:table-cell>
          <table:table-cell table:style-name="ce1" office:value-type="float" office:value="0.971619" calcext:value-type="float">
            <text:p>0.971619</text:p>
          </table:table-cell>
          <table:table-cell table:style-name="ce1" office:value-type="float" office:value="0.972176" calcext:value-type="float">
            <text:p>0.972176</text:p>
          </table:table-cell>
          <table:table-cell table:style-name="ce1" office:value-type="float" office:value="0.980523" calcext:value-type="float">
            <text:p>0.980523</text:p>
          </table:table-cell>
          <table:table-cell table:style-name="ce1" office:value-type="float" office:value="0.985531" calcext:value-type="float">
            <text:p>0.985531</text:p>
          </table:table-cell>
        </table:table-row>
        <table:table-row table:style-name="ro1">
          <table:table-cell/>
          <table:table-cell table:style-name="ce1" office:value-type="float" office:value="0.911519" calcext:value-type="float">
            <text:p>0.911519</text:p>
          </table:table-cell>
          <table:table-cell table:style-name="ce1" office:value-type="float" office:value="0.951029" calcext:value-type="float">
            <text:p>0.951029</text:p>
          </table:table-cell>
          <table:table-cell table:style-name="ce1" office:value-type="float" office:value="0.965498" calcext:value-type="float">
            <text:p>0.965498</text:p>
          </table:table-cell>
          <table:table-cell table:style-name="ce1" office:value-type="float" office:value="0.967167" calcext:value-type="float">
            <text:p>0.967167</text:p>
          </table:table-cell>
          <table:table-cell table:style-name="ce1" office:value-type="float" office:value="0.971619" calcext:value-type="float">
            <text:p>0.971619</text:p>
          </table:table-cell>
          <table:table-cell table:style-name="ce1" office:value-type="float" office:value="0.983862" calcext:value-type="float">
            <text:p>0.983862</text:p>
          </table:table-cell>
          <table:table-cell table:style-name="ce1" office:value-type="float" office:value="0.984418" calcext:value-type="float">
            <text:p>0.984418</text:p>
          </table:table-cell>
        </table:table-row>
        <table:table-row table:style-name="ro1">
          <table:table-cell/>
          <table:table-cell table:style-name="ce1" office:value-type="float" office:value="0.90985" calcext:value-type="float">
            <text:p>0.90985</text:p>
          </table:table-cell>
          <table:table-cell table:style-name="ce1" office:value-type="float" office:value="0.957707" calcext:value-type="float">
            <text:p>0.957707</text:p>
          </table:table-cell>
          <table:table-cell table:style-name="ce1" office:value-type="float" office:value="0.957151" calcext:value-type="float">
            <text:p>0.957151</text:p>
          </table:table-cell>
          <table:table-cell table:style-name="ce1" office:value-type="float" office:value="0.967167" calcext:value-type="float">
            <text:p>0.967167</text:p>
          </table:table-cell>
          <table:table-cell table:style-name="ce1" office:value-type="float" office:value="0.978297" calcext:value-type="float">
            <text:p>0.978297</text:p>
          </table:table-cell>
          <table:table-cell table:style-name="ce1" office:value-type="float" office:value="0.98108" calcext:value-type="float">
            <text:p>0.98108</text:p>
          </table:table-cell>
          <table:table-cell table:style-name="ce1" office:value-type="float" office:value="0.986088" calcext:value-type="float">
            <text:p>0.986088</text:p>
          </table:table-cell>
        </table:table-row>
        <table:table-row table:style-name="ro1">
          <table:table-cell/>
          <table:table-cell table:style-name="ce1" office:value-type="float" office:value="0.903728" calcext:value-type="float">
            <text:p>0.903728</text:p>
          </table:table-cell>
          <table:table-cell table:style-name="ce1" office:value-type="float" office:value="0.956038" calcext:value-type="float">
            <text:p>0.956038</text:p>
          </table:table-cell>
          <table:table-cell table:style-name="ce1" office:value-type="float" office:value="0.964385" calcext:value-type="float">
            <text:p>0.964385</text:p>
          </table:table-cell>
          <table:table-cell table:style-name="ce1" office:value-type="float" office:value="0.971063" calcext:value-type="float">
            <text:p>0.971063</text:p>
          </table:table-cell>
          <table:table-cell table:style-name="ce1" office:value-type="float" office:value="0.980523" calcext:value-type="float">
            <text:p>0.980523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8314" calcext:value-type="float">
            <text:p>0.988314</text:p>
          </table:table-cell>
        </table:table-row>
        <table:table-row table:style-name="ro1">
          <table:table-cell/>
          <table:table-cell table:style-name="ce1" office:value-type="float" office:value="0.907067" calcext:value-type="float">
            <text:p>0.907067</text:p>
          </table:table-cell>
          <table:table-cell table:style-name="ce1" office:value-type="float" office:value="0.957151" calcext:value-type="float">
            <text:p>0.957151</text:p>
          </table:table-cell>
          <table:table-cell table:style-name="ce1" office:value-type="float" office:value="0.964942" calcext:value-type="float">
            <text:p>0.964942</text:p>
          </table:table-cell>
          <table:table-cell table:style-name="ce1" office:value-type="float" office:value="0.969393" calcext:value-type="float">
            <text:p>0.969393</text:p>
          </table:table-cell>
          <table:table-cell table:style-name="ce1" office:value-type="float" office:value="0.975515" calcext:value-type="float">
            <text:p>0.975515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5531" calcext:value-type="float">
            <text:p>0.985531</text:p>
          </table:table-cell>
        </table:table-row>
        <table:table-row table:style-name="ro1">
          <table:table-cell/>
          <table:table-cell table:style-name="ce1" office:value-type="float" office:value="0.913189" calcext:value-type="float">
            <text:p>0.913189</text:p>
          </table:table-cell>
          <table:table-cell table:style-name="ce1" office:value-type="float" office:value="0.950473" calcext:value-type="float">
            <text:p>0.950473</text:p>
          </table:table-cell>
          <table:table-cell table:style-name="ce1" office:value-type="float" office:value="0.963829" calcext:value-type="float">
            <text:p>0.963829</text:p>
          </table:table-cell>
          <table:table-cell table:style-name="ce1" office:value-type="float" office:value="0.970506" calcext:value-type="float">
            <text:p>0.970506</text:p>
          </table:table-cell>
          <table:table-cell table:style-name="ce1" office:value-type="float" office:value="0.976628" calcext:value-type="float">
            <text:p>0.976628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3862" calcext:value-type="float">
            <text:p>0.983862</text:p>
          </table:table-cell>
        </table:table-row>
        <table:table-row table:style-name="ro1">
          <table:table-cell/>
          <table:table-cell table:style-name="ce1" office:value-type="float" office:value="0.904285" calcext:value-type="float">
            <text:p>0.904285</text:p>
          </table:table-cell>
          <table:table-cell table:style-name="ce1" office:value-type="float" office:value="0.95882" calcext:value-type="float">
            <text:p>0.95882</text:p>
          </table:table-cell>
          <table:table-cell table:style-name="ce1" office:value-type="float" office:value="0.961603" calcext:value-type="float">
            <text:p>0.961603</text:p>
          </table:table-cell>
          <table:table-cell table:style-name="ce1" office:value-type="float" office:value="0.967724" calcext:value-type="float">
            <text:p>0.967724</text:p>
          </table:table-cell>
          <table:table-cell table:style-name="ce1" office:value-type="float" office:value="0.974402" calcext:value-type="float">
            <text:p>0.974402</text:p>
          </table:table-cell>
          <table:table-cell table:style-name="ce1" office:value-type="float" office:value="0.979967" calcext:value-type="float">
            <text:p>0.979967</text:p>
          </table:table-cell>
          <table:table-cell table:style-name="ce1" office:value-type="float" office:value="0.984975" calcext:value-type="float">
            <text:p>0.984975</text:p>
          </table:table-cell>
        </table:table-row>
        <table:table-row table:style-name="ro1">
          <table:table-cell/>
          <table:table-cell table:style-name="ce1" office:value-type="float" office:value="0.909293" calcext:value-type="float">
            <text:p>0.909293</text:p>
          </table:table-cell>
          <table:table-cell table:style-name="ce1" office:value-type="float" office:value="0.956038" calcext:value-type="float">
            <text:p>0.956038</text:p>
          </table:table-cell>
          <table:table-cell table:style-name="ce1" office:value-type="float" office:value="0.96049" calcext:value-type="float">
            <text:p>0.96049</text:p>
          </table:table-cell>
          <table:table-cell table:style-name="ce1" office:value-type="float" office:value="0.967167" calcext:value-type="float">
            <text:p>0.967167</text:p>
          </table:table-cell>
          <table:table-cell table:style-name="ce1" office:value-type="float" office:value="0.96995" calcext:value-type="float">
            <text:p>0.96995</text:p>
          </table:table-cell>
          <table:table-cell table:style-name="ce1" office:value-type="float" office:value="0.982193" calcext:value-type="float">
            <text:p>0.982193</text:p>
          </table:table-cell>
          <table:table-cell table:style-name="ce1" office:value-type="float" office:value="0.984418" calcext:value-type="float">
            <text:p>0.984418</text:p>
          </table:table-cell>
        </table:table-row>
        <table:table-row table:style-name="ro1">
          <table:table-cell/>
          <table:table-cell table:style-name="ce1" office:value-type="float" office:value="0.910406" calcext:value-type="float">
            <text:p>0.910406</text:p>
          </table:table-cell>
          <table:table-cell table:style-name="ce1" office:value-type="float" office:value="0.956038" calcext:value-type="float">
            <text:p>0.956038</text:p>
          </table:table-cell>
          <table:table-cell table:style-name="ce1" office:value-type="float" office:value="0.963829" calcext:value-type="float">
            <text:p>0.963829</text:p>
          </table:table-cell>
          <table:table-cell table:style-name="ce1" office:value-type="float" office:value="0.967724" calcext:value-type="float">
            <text:p>0.967724</text:p>
          </table:table-cell>
          <table:table-cell table:style-name="ce1" office:value-type="float" office:value="0.972176" calcext:value-type="float">
            <text:p>0.972176</text:p>
          </table:table-cell>
          <table:table-cell table:style-name="ce1" office:value-type="float" office:value="0.980523" calcext:value-type="float">
            <text:p>0.980523</text:p>
          </table:table-cell>
          <table:table-cell table:style-name="ce1" office:value-type="float" office:value="0.983306" calcext:value-type="float">
            <text:p>0.983306</text:p>
          </table:table-cell>
        </table:table-row>
        <table:table-row table:style-name="ro1">
          <table:table-cell/>
          <table:table-cell table:style-name="ce1" office:value-type="float" office:value="0.914302" calcext:value-type="float">
            <text:p>0.914302</text:p>
          </table:table-cell>
          <table:table-cell table:style-name="ce1" office:value-type="float" office:value="0.958264" calcext:value-type="float">
            <text:p>0.958264</text:p>
          </table:table-cell>
          <table:table-cell table:style-name="ce1" office:value-type="float" office:value="0.962716" calcext:value-type="float">
            <text:p>0.962716</text:p>
          </table:table-cell>
          <table:table-cell table:style-name="ce1" office:value-type="float" office:value="0.967724" calcext:value-type="float">
            <text:p>0.967724</text:p>
          </table:table-cell>
          <table:table-cell table:style-name="ce1" office:value-type="float" office:value="0.974402" calcext:value-type="float">
            <text:p>0.974402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6088" calcext:value-type="float">
            <text:p>0.98608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2:.$B$11])" office:value-type="float" office:value="0.9087367" calcext:value-type="float">
            <text:p>0.9087367</text:p>
          </table:table-cell>
          <table:table-cell table:formula="of:=AVERAGE([.$C$2:.$C$11])" office:value-type="float" office:value="0.9562048" calcext:value-type="float">
            <text:p>0.9562048</text:p>
          </table:table-cell>
          <table:table-cell table:formula="of:=AVERAGE([.$D$2:.$D$11])" office:value-type="float" office:value="0.9627159" calcext:value-type="float">
            <text:p>0.9627159</text:p>
          </table:table-cell>
          <table:table-cell table:formula="of:=AVERAGE([.$E$2:.$E$11])" office:value-type="float" office:value="0.9687254" calcext:value-type="float">
            <text:p>0.9687254</text:p>
          </table:table-cell>
          <table:table-cell table:formula="of:=AVERAGE([.$F$2:.$F$11])" office:value-type="float" office:value="0.9745688" calcext:value-type="float">
            <text:p>0.9745688</text:p>
          </table:table-cell>
          <table:table-cell table:formula="of:=AVERAGE([.$G$2:.$G$11])" office:value-type="float" office:value="0.9814692" calcext:value-type="float">
            <text:p>0.9814692</text:p>
          </table:table-cell>
          <table:table-cell table:formula="of:=AVERAGE([.$H$2:.$H$11])" office:value-type="float" office:value="0.9852531" calcext:value-type="float">
            <text:p>0.9852531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2:.$B$11])/COUNT([.$B$2:.$B$11]))" office:value-type="float" office:value="0.00122769831663428" calcext:value-type="float">
            <text:p>0.001227698316634</text:p>
          </table:table-cell>
          <table:table-cell table:formula="of:=SQRT(VAR([.$C$2:.$C$11])/COUNT([.$C$2:.$C$11]))" office:value-type="float" office:value="0.00101280862292276" calcext:value-type="float">
            <text:p>0.001012808622923</text:p>
          </table:table-cell>
          <table:table-cell table:formula="of:=SQRT(VAR([.$D$2:.$D$11])/COUNT([.$D$2:.$D$11]))" office:value-type="float" office:value="0.000782593756541521" calcext:value-type="float">
            <text:p>0.000782593756542</text:p>
          </table:table-cell>
          <table:table-cell table:formula="of:=SQRT(VAR([.$E$2:.$E$11])/COUNT([.$E$2:.$E$11]))" office:value-type="float" office:value="0.000555255280629254" calcext:value-type="float">
            <text:p>0.000555255280629</text:p>
          </table:table-cell>
          <table:table-cell table:formula="of:=SQRT(VAR([.$F$2:.$F$11])/COUNT([.$F$2:.$F$11]))" office:value-type="float" office:value="0.00103295064741738" calcext:value-type="float">
            <text:p>0.001032950647417</text:p>
          </table:table-cell>
          <table:table-cell table:formula="of:=SQRT(VAR([.$G$2:.$G$11])/COUNT([.$G$2:.$G$11]))" office:value-type="float" office:value="0.00034252879197716" calcext:value-type="float">
            <text:p>0.000342528791977</text:p>
          </table:table-cell>
          <table:table-cell table:formula="of:=SQRT(VAR([.$H$2:.$H$11])/COUNT([.$H$2:.$H$11]))" office:value-type="float" office:value="0.000448654320038147" calcext:value-type="float">
            <text:p>0.000448654320038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2:.$B$11])" office:value-type="float" office:value="0.903728" calcext:value-type="float">
            <text:p>0.903728</text:p>
          </table:table-cell>
          <table:table-cell table:formula="of:=MODE([.$C$2:.$C$11])" office:value-type="float" office:value="0.956038" calcext:value-type="float">
            <text:p>0.956038</text:p>
          </table:table-cell>
          <table:table-cell table:formula="of:=MODE([.$D$2:.$D$11])" office:value-type="float" office:value="0.962716" calcext:value-type="float">
            <text:p>0.962716</text:p>
          </table:table-cell>
          <table:table-cell table:formula="of:=MODE([.$E$2:.$E$11])" office:value-type="float" office:value="0.967167" calcext:value-type="float">
            <text:p>0.967167</text:p>
          </table:table-cell>
          <table:table-cell table:formula="of:=MODE([.$F$2:.$F$11])" office:value-type="float" office:value="0.972176" calcext:value-type="float">
            <text:p>0.972176</text:p>
          </table:table-cell>
          <table:table-cell table:formula="of:=MODE([.$G$2:.$G$11])" office:value-type="float" office:value="0.981636" calcext:value-type="float">
            <text:p>0.981636</text:p>
          </table:table-cell>
          <table:table-cell table:formula="of:=MODE([.$H$2:.$H$11])" office:value-type="float" office:value="0.984418" calcext:value-type="float">
            <text:p>0.98441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2:.$B$11])" office:value-type="float" office:value="0.9095715" calcext:value-type="float">
            <text:p>0.9095715</text:p>
          </table:table-cell>
          <table:table-cell table:formula="of:=MEDIAN([.$C$2:.$C$11])" office:value-type="float" office:value="0.9565945" calcext:value-type="float">
            <text:p>0.9565945</text:p>
          </table:table-cell>
          <table:table-cell table:formula="of:=MEDIAN([.$D$2:.$D$11])" office:value-type="float" office:value="0.9632725" calcext:value-type="float">
            <text:p>0.9632725</text:p>
          </table:table-cell>
          <table:table-cell table:formula="of:=MEDIAN([.$E$2:.$E$11])" office:value-type="float" office:value="0.967724" calcext:value-type="float">
            <text:p>0.967724</text:p>
          </table:table-cell>
          <table:table-cell table:formula="of:=MEDIAN([.$F$2:.$F$11])" office:value-type="float" office:value="0.974402" calcext:value-type="float">
            <text:p>0.974402</text:p>
          </table:table-cell>
          <table:table-cell table:formula="of:=MEDIAN([.$G$2:.$G$11])" office:value-type="float" office:value="0.981636" calcext:value-type="float">
            <text:p>0.981636</text:p>
          </table:table-cell>
          <table:table-cell table:formula="of:=MEDIAN([.$H$2:.$H$11])" office:value-type="float" office:value="0.985253" calcext:value-type="float">
            <text:p>0.985253</text:p>
          </table:table-cell>
        </table:table-row>
        <table:table-row table:style-name="ro1">
          <table:table-cell office:value-type="string" calcext:value-type="string">
            <text:p>First Quartile</text:p>
          </table:table-cell>
          <table:table-cell table:formula="of:=QUARTILE([.$B$2:.$B$11]; 1)" office:value-type="float" office:value="0.9049805" calcext:value-type="float">
            <text:p>0.9049805</text:p>
          </table:table-cell>
          <table:table-cell table:formula="of:=QUARTILE([.$C$2:.$C$11]; 1)" office:value-type="float" office:value="0.956038" calcext:value-type="float">
            <text:p>0.956038</text:p>
          </table:table-cell>
          <table:table-cell table:formula="of:=QUARTILE([.$D$2:.$D$11]; 1)" office:value-type="float" office:value="0.96188125" calcext:value-type="float">
            <text:p>0.96188125</text:p>
          </table:table-cell>
          <table:table-cell table:formula="of:=QUARTILE([.$E$2:.$E$11]; 1)" office:value-type="float" office:value="0.96730625" calcext:value-type="float">
            <text:p>0.96730625</text:p>
          </table:table-cell>
          <table:table-cell table:formula="of:=QUARTILE([.$F$2:.$F$11]; 1)" office:value-type="float" office:value="0.972176" calcext:value-type="float">
            <text:p>0.972176</text:p>
          </table:table-cell>
          <table:table-cell table:formula="of:=QUARTILE([.$G$2:.$G$11]; 1)" office:value-type="float" office:value="0.98066225" calcext:value-type="float">
            <text:p>0.98066225</text:p>
          </table:table-cell>
          <table:table-cell table:formula="of:=QUARTILE([.$H$2:.$H$11]; 1)" office:value-type="float" office:value="0.984418" calcext:value-type="float">
            <text:p>0.984418</text:p>
          </table:table-cell>
        </table:table-row>
        <table:table-row table:style-name="ro1">
          <table:table-cell office:value-type="string" calcext:value-type="string">
            <text:p>Third Quartile</text:p>
          </table:table-cell>
          <table:table-cell table:formula="of:=QUARTILE([.$B$2:.$B$11]; 3)" office:value-type="float" office:value="0.91124075" calcext:value-type="float">
            <text:p>0.91124075</text:p>
          </table:table-cell>
          <table:table-cell table:formula="of:=QUARTILE([.$C$2:.$C$11]; 3)" office:value-type="float" office:value="0.95812475" calcext:value-type="float">
            <text:p>0.95812475</text:p>
          </table:table-cell>
          <table:table-cell table:formula="of:=QUARTILE([.$D$2:.$D$11]; 3)" office:value-type="float" office:value="0.964246" calcext:value-type="float">
            <text:p>0.964246</text:p>
          </table:table-cell>
          <table:table-cell table:formula="of:=QUARTILE([.$E$2:.$E$11]; 3)" office:value-type="float" office:value="0.97022775" calcext:value-type="float">
            <text:p>0.97022775</text:p>
          </table:table-cell>
          <table:table-cell table:formula="of:=QUARTILE([.$F$2:.$F$11]; 3)" office:value-type="float" office:value="0.97634975" calcext:value-type="float">
            <text:p>0.97634975</text:p>
          </table:table-cell>
          <table:table-cell table:formula="of:=QUARTILE([.$G$2:.$G$11]; 3)" office:value-type="float" office:value="0.981636" calcext:value-type="float">
            <text:p>0.981636</text:p>
          </table:table-cell>
          <table:table-cell table:formula="of:=QUARTILE([.$H$2:.$H$11]; 3)" office:value-type="float" office:value="0.98594875" calcext:value-type="float">
            <text:p>0.9859487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2:.$B$11])" office:value-type="float" office:value="0.0000150724315666665" calcext:value-type="float">
            <text:p>1.50724315666665E-05</text:p>
          </table:table-cell>
          <table:table-cell table:formula="of:=VAR([.$C$2:.$C$11])" office:value-type="float" office:value="0.0000102578130666669" calcext:value-type="float">
            <text:p>1.02578130666669E-05</text:p>
          </table:table-cell>
          <table:table-cell table:formula="of:=VAR([.$D$2:.$D$11])" office:value-type="float" office:value="0.00000612452987777769" calcext:value-type="float">
            <text:p>6.12452987777769E-06</text:p>
          </table:table-cell>
          <table:table-cell table:formula="of:=VAR([.$E$2:.$E$11])" office:value-type="float" office:value="0.00000308308426666672" calcext:value-type="float">
            <text:p>3.08308426666672E-06</text:p>
          </table:table-cell>
          <table:table-cell table:formula="of:=VAR([.$F$2:.$F$11])" office:value-type="float" office:value="0.0000106698703999998" calcext:value-type="float">
            <text:p>1.06698703999998E-05</text:p>
          </table:table-cell>
          <table:table-cell table:formula="of:=VAR([.$G$2:.$G$11])" office:value-type="float" office:value="0.00000117325973333333" calcext:value-type="float">
            <text:p>1.17325973333333E-06</text:p>
          </table:table-cell>
          <table:table-cell table:formula="of:=VAR([.$H$2:.$H$11])" office:value-type="float" office:value="0.00000201290698888892" calcext:value-type="float">
            <text:p>2.01290698888892E-0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2:.$B$11])" office:value-type="float" office:value="0.00388232296011892" calcext:value-type="float">
            <text:p>0.003882322960119</text:p>
          </table:table-cell>
          <table:table-cell table:formula="of:=STDEV([.$C$2:.$C$11])" office:value-type="float" office:value="0.00320278208229453" calcext:value-type="float">
            <text:p>0.003202782082295</text:p>
          </table:table-cell>
          <table:table-cell table:formula="of:=STDEV([.$D$2:.$D$11])" office:value-type="float" office:value="0.0024747787532985" calcext:value-type="float">
            <text:p>0.002474778753299</text:p>
          </table:table-cell>
          <table:table-cell table:formula="of:=STDEV([.$E$2:.$E$11])" office:value-type="float" office:value="0.00175587136962442" calcext:value-type="float">
            <text:p>0.001755871369624</text:p>
          </table:table-cell>
          <table:table-cell table:formula="of:=STDEV([.$F$2:.$F$11])" office:value-type="float" office:value="0.00326647675638444" calcext:value-type="float">
            <text:p>0.003266476756384</text:p>
          </table:table-cell>
          <table:table-cell table:formula="of:=STDEV([.$G$2:.$G$11])" office:value-type="float" office:value="0.00108317114683384" calcext:value-type="float">
            <text:p>0.001083171146834</text:p>
          </table:table-cell>
          <table:table-cell table:formula="of:=STDEV([.$H$2:.$H$11])" office:value-type="float" office:value="0.00141876953339467" calcext:value-type="float">
            <text:p>0.001418769533395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2:.$B$11])" office:value-type="float" office:value="-1.37950209236785" calcext:value-type="float">
            <text:p>-1.37950209236785</text:p>
          </table:table-cell>
          <table:table-cell table:formula="of:=KURT([.$C$2:.$C$11])" office:value-type="float" office:value="0.234033657713334" calcext:value-type="float">
            <text:p>0.234033657713334</text:p>
          </table:table-cell>
          <table:table-cell table:formula="of:=KURT([.$D$2:.$D$11])" office:value-type="float" office:value="1.9471246092621" calcext:value-type="float">
            <text:p>1.9471246092621</text:p>
          </table:table-cell>
          <table:table-cell table:formula="of:=KURT([.$E$2:.$E$11])" office:value-type="float" office:value="-1.33305759356703" calcext:value-type="float">
            <text:p>-1.33305759356703</text:p>
          </table:table-cell>
          <table:table-cell table:formula="of:=KURT([.$F$2:.$F$11])" office:value-type="float" office:value="-0.38001465307548" calcext:value-type="float">
            <text:p>-0.38001465307548</text:p>
          </table:table-cell>
          <table:table-cell table:formula="of:=KURT([.$G$2:.$G$11])" office:value-type="float" office:value="1.96748738962067" calcext:value-type="float">
            <text:p>1.96748738962067</text:p>
          </table:table-cell>
          <table:table-cell table:formula="of:=KURT([.$H$2:.$H$11])" office:value-type="float" office:value="1.47073492141309" calcext:value-type="float">
            <text:p>1.47073492141309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2:.$B$11])" office:value-type="float" office:value="-0.132473120096978" calcext:value-type="float">
            <text:p>-0.132473120096978</text:p>
          </table:table-cell>
          <table:table-cell table:formula="of:=SKEW([.$C$2:.$C$11])" office:value-type="float" office:value="-0.919206915603972" calcext:value-type="float">
            <text:p>-0.919206915603972</text:p>
          </table:table-cell>
          <table:table-cell table:formula="of:=SKEW([.$D$2:.$D$11])" office:value-type="float" office:value="-1.3265722964659" calcext:value-type="float">
            <text:p>-1.3265722964659</text:p>
          </table:table-cell>
          <table:table-cell table:formula="of:=SKEW([.$E$2:.$E$11])" office:value-type="float" office:value="0.733186303234432" calcext:value-type="float">
            <text:p>0.733186303234432</text:p>
          </table:table-cell>
          <table:table-cell table:formula="of:=SKEW([.$F$2:.$F$11])" office:value-type="float" office:value="0.481704883717665" calcext:value-type="float">
            <text:p>0.481704883717665</text:p>
          </table:table-cell>
          <table:table-cell table:formula="of:=SKEW([.$G$2:.$G$11])" office:value-type="float" office:value="0.978641805454329" calcext:value-type="float">
            <text:p>0.978641805454329</text:p>
          </table:table-cell>
          <table:table-cell table:formula="of:=SKEW([.$H$2:.$H$11])" office:value-type="float" office:value="0.905774027927255" calcext:value-type="float">
            <text:p>0.905774027927255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2:.$B$11])-MIN([.$B$2:.$B$11])" office:value-type="float" office:value="0.010574" calcext:value-type="float">
            <text:p>0.010574</text:p>
          </table:table-cell>
          <table:table-cell table:formula="of:=MAX([.$C$2:.$C$11])-MIN([.$C$2:.$C$11])" office:value-type="float" office:value="0.0100170000000001" calcext:value-type="float">
            <text:p>0.010017</text:p>
          </table:table-cell>
          <table:table-cell table:formula="of:=MAX([.$D$2:.$D$11])-MIN([.$D$2:.$D$11])" office:value-type="float" office:value="0.00834699999999999" calcext:value-type="float">
            <text:p>0.008347</text:p>
          </table:table-cell>
          <table:table-cell table:formula="of:=MAX([.$E$2:.$E$11])-MIN([.$E$2:.$E$11])" office:value-type="float" office:value="0.00445200000000001" calcext:value-type="float">
            <text:p>0.004452</text:p>
          </table:table-cell>
          <table:table-cell table:formula="of:=MAX([.$F$2:.$F$11])-MIN([.$F$2:.$F$11])" office:value-type="float" office:value="0.0105729999999998" calcext:value-type="float">
            <text:p>0.010573</text:p>
          </table:table-cell>
          <table:table-cell table:formula="of:=MAX([.$G$2:.$G$11])-MIN([.$G$2:.$G$11])" office:value-type="float" office:value="0.00389499999999998" calcext:value-type="float">
            <text:p>0.003895</text:p>
          </table:table-cell>
          <table:table-cell table:formula="of:=MAX([.$H$2:.$H$11])-MIN([.$H$2:.$H$11])" office:value-type="float" office:value="0.00500800000000001" calcext:value-type="float">
            <text:p>0.005008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2:.$B$11])" office:value-type="float" office:value="0.903728" calcext:value-type="float">
            <text:p>0.903728</text:p>
          </table:table-cell>
          <table:table-cell table:formula="of:=MIN([.$C$2:.$C$11])" office:value-type="float" office:value="0.950473" calcext:value-type="float">
            <text:p>0.950473</text:p>
          </table:table-cell>
          <table:table-cell table:formula="of:=MIN([.$D$2:.$D$11])" office:value-type="float" office:value="0.957151" calcext:value-type="float">
            <text:p>0.957151</text:p>
          </table:table-cell>
          <table:table-cell table:formula="of:=MIN([.$E$2:.$E$11])" office:value-type="float" office:value="0.967167" calcext:value-type="float">
            <text:p>0.967167</text:p>
          </table:table-cell>
          <table:table-cell table:formula="of:=MIN([.$F$2:.$F$11])" office:value-type="float" office:value="0.96995" calcext:value-type="float">
            <text:p>0.96995</text:p>
          </table:table-cell>
          <table:table-cell table:formula="of:=MIN([.$G$2:.$G$11])" office:value-type="float" office:value="0.979967" calcext:value-type="float">
            <text:p>0.979967</text:p>
          </table:table-cell>
          <table:table-cell table:formula="of:=MIN([.$H$2:.$H$11])" office:value-type="float" office:value="0.983306" calcext:value-type="float">
            <text:p>0.983306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2:.$B$11])" office:value-type="float" office:value="0.914302" calcext:value-type="float">
            <text:p>0.914302</text:p>
          </table:table-cell>
          <table:table-cell table:formula="of:=MAX([.$C$2:.$C$11])" office:value-type="float" office:value="0.96049" calcext:value-type="float">
            <text:p>0.96049</text:p>
          </table:table-cell>
          <table:table-cell table:formula="of:=MAX([.$D$2:.$D$11])" office:value-type="float" office:value="0.965498" calcext:value-type="float">
            <text:p>0.965498</text:p>
          </table:table-cell>
          <table:table-cell table:formula="of:=MAX([.$E$2:.$E$11])" office:value-type="float" office:value="0.971619" calcext:value-type="float">
            <text:p>0.971619</text:p>
          </table:table-cell>
          <table:table-cell table:formula="of:=MAX([.$F$2:.$F$11])" office:value-type="float" office:value="0.980523" calcext:value-type="float">
            <text:p>0.980523</text:p>
          </table:table-cell>
          <table:table-cell table:formula="of:=MAX([.$G$2:.$G$11])" office:value-type="float" office:value="0.983862" calcext:value-type="float">
            <text:p>0.983862</text:p>
          </table:table-cell>
          <table:table-cell table:formula="of:=MAX([.$H$2:.$H$11])" office:value-type="float" office:value="0.988314" calcext:value-type="float">
            <text:p>0.988314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2:.$B$11])" office:value-type="float" office:value="9.087367" calcext:value-type="float">
            <text:p>9.087367</text:p>
          </table:table-cell>
          <table:table-cell table:formula="of:=SUM([.$C$2:.$C$11])" office:value-type="float" office:value="9.562048" calcext:value-type="float">
            <text:p>9.562048</text:p>
          </table:table-cell>
          <table:table-cell table:formula="of:=SUM([.$D$2:.$D$11])" office:value-type="float" office:value="9.627159" calcext:value-type="float">
            <text:p>9.627159</text:p>
          </table:table-cell>
          <table:table-cell table:formula="of:=SUM([.$E$2:.$E$11])" office:value-type="float" office:value="9.687254" calcext:value-type="float">
            <text:p>9.687254</text:p>
          </table:table-cell>
          <table:table-cell table:formula="of:=SUM([.$F$2:.$F$11])" office:value-type="float" office:value="9.745688" calcext:value-type="float">
            <text:p>9.745688</text:p>
          </table:table-cell>
          <table:table-cell table:formula="of:=SUM([.$G$2:.$G$11])" office:value-type="float" office:value="9.814692" calcext:value-type="float">
            <text:p>9.814692</text:p>
          </table:table-cell>
          <table:table-cell table:formula="of:=SUM([.$H$2:.$H$11])" office:value-type="float" office:value="9.852531" calcext:value-type="float">
            <text:p>9.85253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2:.$B$11])" office:value-type="float" office:value="10" calcext:value-type="float">
            <text:p>10</text:p>
          </table:table-cell>
          <table:table-cell table:formula="of:=COUNT([.$C$2:.$C$11])" office:value-type="float" office:value="10" calcext:value-type="float">
            <text:p>10</text:p>
          </table:table-cell>
          <table:table-cell table:formula="of:=COUNT([.$D$2:.$D$11])" office:value-type="float" office:value="10" calcext:value-type="float">
            <text:p>10</text:p>
          </table:table-cell>
          <table:table-cell table:formula="of:=COUNT([.$E$2:.$E$11])" office:value-type="float" office:value="10" calcext:value-type="float">
            <text:p>10</text:p>
          </table:table-cell>
          <table:table-cell table:formula="of:=COUNT([.$F$2:.$F$11])" office:value-type="float" office:value="10" calcext:value-type="float">
            <text:p>10</text:p>
          </table:table-cell>
          <table:table-cell table:formula="of:=COUNT([.$G$2:.$G$11])" office:value-type="float" office:value="10" calcext:value-type="float">
            <text:p>10</text:p>
          </table:table-cell>
          <table:table-cell table:formula="of:=COUNT([.$H$2:.$H$11]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rons</text:p>
          </table:table-cell>
          <table:table-cell office:value-type="string" calcext:value-type="string">
            <text:p>Mean accurac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87367" calcext:value-type="float">
            <text:p>0.90873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62048" calcext:value-type="float">
            <text:p>0.95620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27159" calcext:value-type="float">
            <text:p>0.962715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87254" calcext:value-type="float">
            <text:p>0.968725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45688" calcext:value-type="float">
            <text:p>0.974568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14692" calcext:value-type="float">
            <text:p>0.981469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52531" calcext:value-type="float">
            <text:p>0.9852531</text:p>
          </table:table-cell>
          <table:table-cell table:number-columns-repeated="6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Neuron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UDA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8" calcext:value-type="float">
            <text:p>228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8" calcext:value-type="float">
            <text:p>908</text:p>
          </table:table-cell>
          <table:table-cell office:value-type="float" office:value="372" calcext:value-type="float">
            <text:p>3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4:37:06.336602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5:22:25.742908581</meta:creation-date>
    <dc:date>2020-12-02T14:38:01.687072492</dc:date>
    <meta:editing-duration>PT3H21M56S</meta:editing-duration>
    <meta:editing-cycles>6</meta:editing-cycles>
    <meta:generator>LibreOffice/6.4.6.2$Linux_X86_64 LibreOffice_project/40$Build-2</meta:generator>
    <meta:document-statistic meta:table-count="1" meta:cell-count="2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1cm" chart:symbol-height="0.1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1d41a" svg:stroke-opacity="85%" draw:fill-color="#81d41a" draw:opacity="85%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92cm" xlink:href=".." xlink:type="simple" chart:class="chart:scatter" chart:style-name="ch1">
        <chart:title svg:x="5.393cm" svg:y="0.315cm" chart:style-name="ch2">
          <text:p>Neurons vs runtime (sec)</text:p>
        </chart:title>
        <chart:legend chart:legend-position="end" svg:x="13.71cm" svg:y="3.948cm" style:legend-expansion="high" chart:style-name="ch3"/>
        <chart:plot-area chart:style-name="ch4" table:cell-range-address="Sheet1.A62:Sheet1.C68 Sheet1.B61:Sheet1.C61" chart:data-source-has-labels="row" svg:x="0.32cm" svg:y="1.273cm" svg:width="13.07cm" svg:height="7.54cm">
          <chartooo:coordinate-region svg:x="1.127cm" svg:y="1.472cm" svg:width="11.614cm" svg:height="6.69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2:Sheet1.B68" chart:label-cell-address="Sheet1.B61:Sheet1.B61" chart:class="chart:scatter">
            <chart:domain table:cell-range-address="Sheet1.A62:Sheet1.A68"/>
            <chart:data-point chart:repeated="5"/>
            <chart:data-point chart:style-name="ch8"/>
            <chart:data-point/>
          </chart:series>
          <chart:series chart:style-name="ch9" chart:values-cell-range-address="Sheet1.C62:Sheet1.C68" chart:label-cell-address="Sheet1.C61:Sheet1.C61" chart:class="chart:scatter">
            <chart:data-point chart:repeated="5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Sheet1.B61:Sheet1.B61</svg:desc>
                </draw:g>
              </table:table-cell>
              <table:table-cell office:value-type="string">
                <text:p>CUDA</text:p>
                <draw:g>
                  <svg:desc>Sheet1.C61:Sheet1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2:Sheet1.A68</svg:desc>
                </draw:g>
              </table:table-cell>
              <table:table-cell office:value-type="float" office:value="1">
                <text:p>1</text:p>
                <draw:g>
                  <svg:desc>Sheet1.B62:Sheet1.B68</svg:desc>
                </draw:g>
              </table:table-cell>
              <table:table-cell office:value-type="float" office:value="2">
                <text:p>2</text:p>
                <draw:g>
                  <svg:desc>Sheet1.C62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28">
                <text:p>2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451">
                <text:p>45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908">
                <text:p>908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Neurons vs accuracy</text:p>
        </chart:title>
        <chart:legend chart:legend-position="end" svg:x="12.301cm" svg:y="4.201cm" style:legend-expansion="high" chart:style-name="ch3"/>
        <chart:plot-area chart:style-name="ch4" table:cell-range-address="Sheet1.A31:Sheet1.B37 Sheet1.B30:Sheet1.B30" chart:data-source-has-labels="row" svg:x="0.32cm" svg:y="1.275cm" svg:width="11.661cm" svg:height="7.545cm">
          <chartooo:coordinate-region svg:x="1.232cm" svg:y="1.474cm" svg:width="10.4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7" chart:label-cell-address="Sheet1.B30:Sheet1.B30" chart:class="chart:scatter">
            <chart:domain table:cell-range-address="Sheet1.A31:Sheet1.A3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accuracy</text:p>
                <draw:g>
                  <svg:desc>Sheet1.B30:Sheet1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1:Sheet1.A37</svg:desc>
                </draw:g>
              </table:table-cell>
              <table:table-cell office:value-type="float" office:value="0.9087367">
                <text:p>0.9087367</text:p>
                <draw:g>
                  <svg:desc>Sheet1.B31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562048">
                <text:p>0.9562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627159">
                <text:p>0.9627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687254">
                <text:p>0.9687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9745688">
                <text:p>0.9745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9814692">
                <text:p>0.9814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9852531">
                <text:p>0.9852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